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uming: 1. Graph has been randomly colored as input.</text:p>
      <text:p text:style-name="Standard">Notation: c(k,v(i)) is the number of edges with color k at node i. d(v) is the degree of node v.R(i) is the traffic from node i. </text:p>
      <text:p text:style-name="Standard"><text:span text:style-name="T1">Rule 1</text:span>: According to the theorem 10 from the peper, in time slot assignment, each node uses ceil((3R(i)/(2(g-1)))) tunable tranceivers and ceil(W_min) wavelengths.</text:p>
      <text:p text:style-name="Standard"><text:tab/>By using this theorem, we check the sum of c(k,v(i)) for all k and I differ from |V|*ceil((3R(i)/(2(g-1)))) and sort it. Choosing biggest two as next time slot for check. </text:p>
      <text:p text:style-name="Standard"/>
      <text:p text:style-name="Standard">Pseudo Code:</text:p>
      <text:p text:style-name="Standard"><text:tab/>Check(G)</text:p>
      <text:p text:style-name="Standard">1<text:tab/><text:tab/>objective=1</text:p>
      <text:p text:style-name="Standard">2<text:tab/><text:tab/>new_objective=0</text:p>
      <text:p text:style-name="Standard">3<text:tab/><text:tab/>while objective !=new_objective or not trying all pairs do</text:p>
      <text:p text:style-name="Standard">4<text:tab/><text:tab/><text:tab/>objective=sum of max(c(k,v(i))for all k) for all I</text:p>
      <text:p text:style-name="Standard">5<text:tab/><text:tab/><text:tab/>total_tp=|V|*ceil((3d(v(i))/(2(g-1))))</text:p>
      <text:p text:style-name="Standard">6<text:tab/><text:tab/><text:tab/>for k in g</text:p>
      <text:p text:style-name="Standard">7<text:tab/><text:tab/><text:tab/><text:tab/>sum=0</text:p>
      <text:p text:style-name="Standard">8<text:tab/><text:tab/><text:tab/><text:tab/>for all v(i) in |V|</text:p>
      <text:p text:style-name="Standard">9<text:tab/><text:tab/><text:tab/><text:tab/><text:tab/>sum+=c(k,v(i))</text:p>
      <text:p text:style-name="Standard">10<text:tab/><text:tab/><text:tab/><text:tab/>diff[k]=sum- total_tp</text:p>
      <text:p text:style-name="Standard">11<text:tab/><text:tab/><text:tab/>assign g1, g2=index of two biggest element in diff[k] with unmarked color pairs</text:p>
      <text:p text:style-name="Standard">12<text:tab/><text:tab/><text:tab/>mark these two color-pairs</text:p>
      <text:list xml:id="list1195336703" text:style-name="L1">
        <text:list-header>
          <text:p text:style-name="P1"><text:tab/>13<text:tab/><text:tab/><text:tab/>put these 2 colors in new graph, remove other color</text:p>
        </text:list-header>
      </text:list>
      <text:p text:style-name="Standard">14<text:tab/><text:tab/><text:tab/>run algorithm used for g=2</text:p>
      <text:p text:style-name="Standard">15<text:tab/><text:tab/><text:tab/>put all other edges with colors back</text:p>
      <text:p text:style-name="Standard">16<text:tab/><text:tab/><text:tab/>new_objective=sum of max(c(k,v(i))for all k) for all I</text:p>
      <text:p text:style-name="Standard">17<text:tab/><text:tab/>return new_objec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ule 2:</text:p>
      <text:p text:style-name="Standard">choose the next two time slots to check <text:s/>based on whether the number of edges in graph with two colors are different lenss than 1</text:p>
      <text:p text:style-name="Standard"><text:tab/>Check(G)</text:p>
      <text:p text:style-name="Standard">1<text:tab/><text:tab/>objective=1</text:p>
      <text:p text:style-name="Standard">2<text:tab/><text:tab/>new_objective=0</text:p>
      <text:p text:style-name="Standard">3<text:tab/><text:tab/>while objective !=new_objective or not trying all pairs do</text:p>
      <text:p text:style-name="Standard">4<text:tab/><text:tab/><text:tab/>objective=sum of max(c(k,v(i))for all k) for all I</text:p>
      <text:p text:style-name="Standard">5<text:tab/><text:tab/><text:tab/>for k in g</text:p>
      <text:p text:style-name="Standard">6<text:tab/><text:tab/><text:tab/><text:tab/>sum=0</text:p>
      <text:p text:style-name="Standard">7<text:tab/><text:tab/><text:tab/><text:tab/>for all v(i) in |V|</text:p>
      <text:p text:style-name="Standard">8<text:tab/><text:tab/><text:tab/><text:tab/><text:tab/>sum+=c(k,v(i))</text:p>
      <text:p text:style-name="Standard">9<text:tab/><text:tab/><text:tab/><text:tab/>A[k]=sum</text:p>
      <text:p text:style-name="Standard">10<text:tab/><text:tab/><text:tab/>for i,j in g</text:p>
      <text:p text:style-name="Standard">11<text:tab/><text:tab/><text:tab/><text:tab/>if |A[i]-A[j]|&lt;=1 then</text:p>
      <text:p text:style-name="Standard">12<text:tab/><text:tab/><text:tab/><text:tab/><text:tab/>color1=i</text:p>
      <text:p text:style-name="Standard"><text:soft-page-break/>13<text:tab/><text:tab/><text:tab/><text:tab/><text:tab/>color2=j</text:p>
      <text:p text:style-name="Standard">14<text:tab/><text:tab/><text:tab/><text:tab/><text:tab/>if color pair i,j unmarked then</text:p>
      <text:list xml:id="list1145054381" text:continue-numbering="true" text:style-name="L1">
        <text:list-header>
          <text:p text:style-name="P1"><text:tab/>15<text:tab/><text:tab/><text:tab/><text:tab/><text:tab/><text:tab/>put these 2 colors in new graph, remove other colors</text:p>
        </text:list-header>
      </text:list>
      <text:p text:style-name="Standard">16<text:tab/><text:tab/><text:tab/><text:tab/><text:tab/><text:tab/>mark this color pair</text:p>
      <text:p text:style-name="Standard">17<text:tab/><text:tab/><text:tab/><text:tab/><text:tab/><text:tab/>run algorithm used for g=2</text:p>
      <text:p text:style-name="Standard">18<text:tab/><text:tab/><text:tab/><text:tab/><text:tab/><text:tab/>put all other edges with colors back</text:p>
      <text:p text:style-name="Standard">19<text:tab/><text:tab/><text:tab/><text:tab/><text:tab/><text:tab/>new_objective=sum of max(c(k,v(i))for all k) for all I</text:p>
      <text:p text:style-name="Standard">20<text:tab/><text:tab/><text:tab/><text:tab/>else</text:p>
      <text:p text:style-name="Standard">21<text:tab/><text:tab/><text:tab/><text:tab/><text:tab/>break</text:p>
      <text:p text:style-name="Standard">22<text:tab/><text:tab/>return new_objectiv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uxiong Ning</meta:initial-creator>
    <meta:creation-date>2013-04-25T17:56:44</meta:creation-date>
    <meta:document-statistic meta:table-count="0" meta:image-count="0" meta:object-count="0" meta:page-count="2" meta:paragraph-count="48" meta:word-count="324" meta:character-count="1911"/>
    <dc:date>2013-04-25T20:22:29</dc:date>
    <dc:creator>Chuxiong Ning</dc:creator>
    <meta:editing-duration>PT7M49S</meta:editing-duration>
    <meta:editing-cycles>1</meta:editing-cycles>
    <meta:generator>OpenOffice.org/3.3$Unix OpenOffice.org_project/330m20$Build-9567</meta:generator>
  </office:meta>
</office:document-meta>
</file>